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NanumGothic" fo:font-size="10pt" officeooo:paragraph-rsid="00045e0b"/>
    </style:style>
    <style:style style:name="P2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P3" style:family="paragraph" style:parent-style-name="Standard">
      <style:text-properties style:font-name="NanumGothic" fo:font-size="10pt" officeooo:rsid="00045e0b" officeooo:paragraph-rsid="00045e0b"/>
    </style:style>
    <style:style style:name="P4" style:family="paragraph" style:parent-style-name="Standard">
      <style:text-properties style:font-name="NanumGothic" fo:font-size="10pt" officeooo:rsid="00045e0b" officeooo:paragraph-rsid="000ab877"/>
    </style:style>
    <style:style style:name="P5" style:family="paragraph" style:parent-style-name="Standard">
      <style:text-properties style:font-name="NanumGothic" fo:font-size="10pt" officeooo:rsid="00045e0b" officeooo:paragraph-rsid="0010771b"/>
    </style:style>
    <style:style style:name="P6" style:family="paragraph" style:parent-style-name="Standard">
      <style:text-properties style:font-name="NanumGothic" fo:font-size="10pt" fo:font-weight="bold" officeooo:rsid="00045e0b" officeooo:paragraph-rsid="00045e0b" style:font-weight-asian="bold" style:font-weight-complex="bold"/>
    </style:style>
    <style:style style:name="P7" style:family="paragraph" style:parent-style-name="Standard">
      <style:text-properties style:font-name="NanumGothic" fo:font-size="10pt" fo:font-weight="bold" officeooo:rsid="00094208" officeooo:paragraph-rsid="000b3a2e" style:font-weight-asian="bold" style:font-weight-complex="bold"/>
    </style:style>
    <style:style style:name="P8" style:family="paragraph" style:parent-style-name="Standard">
      <style:text-properties style:font-name="NanumGothic" fo:font-size="10pt" fo:font-weight="bold" officeooo:rsid="000ab877" officeooo:paragraph-rsid="000ab877" style:font-weight-asian="bold" style:font-weight-complex="bold"/>
    </style:style>
    <style:style style:name="P9" style:family="paragraph" style:parent-style-name="Standard">
      <style:text-properties style:font-name="NanumGothic" fo:font-size="10pt" fo:font-weight="bold" officeooo:rsid="000ab877" officeooo:paragraph-rsid="000b3a2e" style:font-weight-asian="bold" style:font-weight-complex="bold"/>
    </style:style>
    <style:style style:name="P10" style:family="paragraph" style:parent-style-name="Standard">
      <style:text-properties style:font-name="NanumGothic" fo:font-size="10pt" fo:font-weight="normal" officeooo:rsid="000948e3" officeooo:paragraph-rsid="000b3a2e" style:font-weight-asian="normal" style:font-weight-complex="normal"/>
    </style:style>
    <style:style style:name="P11" style:family="paragraph" style:parent-style-name="Standard">
      <style:text-properties style:font-name="NanumGothic" fo:font-size="10pt" fo:font-weight="normal" officeooo:rsid="000ab877" officeooo:paragraph-rsid="000b3a2e" style:font-weight-asian="normal" style:font-weight-complex="normal"/>
    </style:style>
    <style:style style:name="P12" style:family="paragraph" style:parent-style-name="Standard">
      <style:text-properties style:font-name="NanumGothic" fo:font-size="10pt" officeooo:paragraph-rsid="000ab877"/>
    </style:style>
    <style:style style:name="P13" style:family="paragraph" style:parent-style-name="Standard">
      <style:text-properties style:font-name="NanumGothic" fo:font-size="10pt" officeooo:paragraph-rsid="000ffde2"/>
    </style:style>
    <style:style style:name="P14" style:family="paragraph" style:parent-style-name="Standard">
      <style:text-properties style:font-name="NanumGothic" fo:font-size="10pt" officeooo:paragraph-rsid="0010771b"/>
    </style:style>
    <style:style style:name="P15" style:family="paragraph" style:parent-style-name="Standard">
      <style:text-properties style:font-name="NanumGothic" fo:font-size="10pt" officeooo:paragraph-rsid="0017218c"/>
    </style:style>
    <style:style style:name="P16" style:family="paragraph" style:parent-style-name="Standard">
      <style:text-properties style:font-name="NanumGothic" fo:font-size="10pt" officeooo:paragraph-rsid="001748d1"/>
    </style:style>
    <style:style style:name="P17" style:family="paragraph" style:parent-style-name="Standard">
      <style:paragraph-properties fo:text-align="center" style:justify-single-word="false"/>
      <style:text-properties style:font-name="NanumGothic" fo:font-size="26pt" fo:font-weight="bold" officeooo:rsid="00045e0b" officeooo:paragraph-rsid="00045e0b" style:font-weight-asian="bold" style:font-weight-complex="bold"/>
    </style:style>
    <style:style style:name="P18" style:family="paragraph" style:parent-style-name="Standard">
      <style:text-properties style:font-name="NanumGothic" fo:font-style="normal" officeooo:rsid="00045e0b" officeooo:paragraph-rsid="00045e0b" style:font-style-asian="normal" style:font-style-complex="normal"/>
    </style:style>
    <style:style style:name="P19" style:family="paragraph" style:parent-style-name="Standard">
      <style:text-properties style:font-name="NanumGothic" fo:font-weight="bold" officeooo:rsid="00045e0b" officeooo:paragraph-rsid="00045e0b" style:font-weight-asian="bold" style:font-weight-complex="bold"/>
    </style:style>
    <style:style style:name="P20" style:family="paragraph" style:parent-style-name="Standard">
      <style:text-properties style:font-name="NanumGothic" officeooo:rsid="00045e0b" officeooo:paragraph-rsid="00045e0b"/>
    </style:style>
    <style:style style:name="P21" style:family="paragraph" style:parent-style-name="Standard">
      <style:text-properties style:font-name="NanumGothic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P22" style:family="paragraph" style:parent-style-name="Standard">
      <style:text-properties style:font-name="NanumGothic" style:text-underline-style="solid" style:text-underline-width="auto" style:text-underline-color="font-color" fo:font-weight="bold" officeooo:rsid="00045e0b" officeooo:paragraph-rsid="000ab877" style:font-weight-asian="bold" style:font-weight-complex="bold"/>
    </style:style>
    <style:style style:name="P23" style:family="paragraph" style:parent-style-name="Standard">
      <style:text-properties style:font-name="NanumGothic" style:text-underline-style="solid" style:text-underline-width="auto" style:text-underline-color="font-color" fo:font-weight="bold" officeooo:rsid="00094208" officeooo:paragraph-rsid="000b3a2e" style:font-weight-asian="bold" style:font-weight-complex="bold"/>
    </style:style>
    <style:style style:name="P24" style:family="paragraph" style:parent-style-name="Standard">
      <style:text-properties style:font-name="NanumGothic" style:text-underline-style="solid" style:text-underline-width="auto" style:text-underline-color="font-color" fo:font-weight="bold" officeooo:rsid="00094208" officeooo:paragraph-rsid="000ab877" style:font-weight-asian="bold" style:font-weight-complex="bold"/>
    </style:style>
    <style:style style:name="P25" style:family="paragraph" style:parent-style-name="Standard">
      <style:text-properties style:font-name="NanumGothic" style:text-underline-style="solid" style:text-underline-width="auto" style:text-underline-color="font-color" fo:font-weight="bold" officeooo:paragraph-rsid="00136495"/>
    </style:style>
    <style:style style:name="P26" style:family="paragraph" style:parent-style-name="Standard">
      <style:text-properties style:font-name="NanumGothic" officeooo:paragraph-rsid="000948e3"/>
    </style:style>
    <style:style style:name="P27" style:family="paragraph" style:parent-style-name="Standard">
      <style:text-properties style:font-name="NanumGothic" fo:font-weight="normal" officeooo:rsid="000948e3" officeooo:paragraph-rsid="000b3a2e" style:font-weight-asian="normal" style:font-weight-complex="normal"/>
    </style:style>
    <style:style style:name="P28" style:family="paragraph" style:parent-style-name="Standard">
      <style:text-properties style:font-name="NanumGothic" officeooo:paragraph-rsid="00045e0b"/>
    </style:style>
    <style:style style:name="P29" style:family="paragraph" style:parent-style-name="Standard">
      <style:paragraph-properties fo:text-align="center" style:justify-single-word="false"/>
      <style:text-properties style:font-name="NanumGothic" officeooo:paragraph-rsid="00045e0b"/>
    </style:style>
    <style:style style:name="P30" style:family="paragraph" style:parent-style-name="Standard">
      <style:text-properties fo:font-size="10pt" officeooo:paragraph-rsid="000ab877"/>
    </style:style>
    <style:style style:name="P31" style:family="paragraph" style:parent-style-name="Standard">
      <style:text-properties fo:font-variant="normal" fo:text-transform="none" fo:color="#000000" style:text-line-through-style="none" style:font-name="NanumGothic" fo:font-size="10pt" fo:font-style="normal" style:text-underline-style="none" fo:font-weight="normal" officeooo:rsid="000ffde2" officeooo:paragraph-rsid="00045e0b" style:text-blinking="false" fo:background-color="#ffffff"/>
    </style:style>
    <style:style style:name="P32" style:family="paragraph" style:parent-style-name="Standard">
      <style:text-properties style:font-name="NanumGothic" fo:font-size="10pt" officeooo:rsid="00045e0b" officeooo:paragraph-rsid="00045e0b"/>
    </style:style>
    <style:style style:name="P33" style:family="paragraph" style:parent-style-name="Standard" style:list-style-name="L1">
      <style:text-properties style:font-name="NanumGothic" fo:font-size="10pt" officeooo:rsid="00045e0b" officeooo:paragraph-rsid="00045e0b"/>
    </style:style>
    <style:style style:name="P34" style:family="paragraph" style:parent-style-name="Standard" style:list-style-name="L2">
      <style:text-properties style:font-name="NanumGothic" fo:font-size="10pt" officeooo:rsid="00045e0b" officeooo:paragraph-rsid="00045e0b"/>
    </style:style>
    <style:style style:name="P35" style:family="paragraph" style:parent-style-name="Standard" style:list-style-name="L3">
      <style:text-properties style:font-name="NanumGothic" fo:font-size="10pt" officeooo:rsid="00045e0b" officeooo:paragraph-rsid="00045e0b"/>
    </style:style>
    <style:style style:name="P36" style:family="paragraph" style:parent-style-name="Standard" style:list-style-name="L1">
      <style:text-properties style:font-name="NanumGothic" fo:font-size="10pt" officeooo:rsid="000ffde2" officeooo:paragraph-rsid="000ffde2"/>
    </style:style>
    <style:style style:name="P37" style:family="paragraph" style:parent-style-name="Standard" style:list-style-name="L1">
      <style:text-properties style:font-name="NanumGothic" fo:font-size="10pt" officeooo:rsid="000ffde2" officeooo:paragraph-rsid="00045e0b"/>
    </style:style>
    <style:style style:name="P38" style:family="paragraph" style:parent-style-name="Standard" style:list-style-name="L1">
      <style:text-properties style:font-name="NanumGothic" fo:font-size="10pt" officeooo:rsid="0007654b" officeooo:paragraph-rsid="0007654b"/>
    </style:style>
    <style:style style:name="P39" style:family="paragraph" style:parent-style-name="Standard">
      <style:text-properties style:font-name="NanumGothic" fo:font-size="10pt" officeooo:rsid="0016d14a" officeooo:paragraph-rsid="0016d14a"/>
    </style:style>
    <style:style style:name="P40" style:family="paragraph" style:parent-style-name="Standard">
      <style:text-properties style:font-name="NanumGothic" fo:font-size="10pt" officeooo:rsid="0016f425" officeooo:paragraph-rsid="0016f425"/>
    </style:style>
    <style:style style:name="P41" style:family="paragraph" style:parent-style-name="Standard">
      <style:text-properties style:font-name="NanumGothic" fo:font-size="10pt" fo:font-weight="bold" officeooo:rsid="0010771b" officeooo:paragraph-rsid="0010771b" style:font-weight-asian="bold" style:font-weight-complex="bold"/>
    </style:style>
    <style:style style:name="P42" style:family="paragraph" style:parent-style-name="Standard">
      <style:text-properties style:font-name="NanumGothic" fo:font-size="10pt" officeooo:rsid="0010771b" officeooo:paragraph-rsid="0010771b"/>
    </style:style>
    <style:style style:name="P43" style:family="paragraph" style:parent-style-name="Standard">
      <style:text-properties style:font-name="NanumGothic" fo:font-size="10pt" officeooo:rsid="0010771b" officeooo:paragraph-rsid="002060c3"/>
    </style:style>
    <style:style style:name="P44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rsid="0010771b" officeooo:paragraph-rsid="001748d1" style:font-weight-asian="bold" style:font-weight-complex="bold"/>
    </style:style>
    <style:style style:name="P45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paragraph-rsid="001748d1" style:font-weight-asian="bold" style:font-weight-complex="bold"/>
    </style:style>
    <style:style style:name="P46" style:family="paragraph" style:parent-style-name="Standard">
      <style:text-properties style:font-name="NanumGothic" fo:font-size="10pt" officeooo:paragraph-rsid="001748d1"/>
    </style:style>
    <style:style style:name="P47" style:family="paragraph" style:parent-style-name="Standard">
      <style:text-properties style:font-name="NanumGothic" fo:font-size="10pt" officeooo:paragraph-rsid="002060c3"/>
    </style:style>
    <style:style style:name="P48" style:family="paragraph" style:parent-style-name="Standard">
      <style:text-properties style:font-name="NanumGothic" fo:font-size="10pt" officeooo:paragraph-rsid="00210dfc"/>
    </style:style>
    <style:style style:name="P49" style:family="paragraph" style:parent-style-name="Standard" style:list-style-name="L1">
      <style:text-properties style:font-name="NanumGothic" officeooo:rsid="00045e0b" officeooo:paragraph-rsid="00045e0b"/>
    </style:style>
    <style:style style:name="P50" style:family="paragraph" style:parent-style-name="Standard">
      <style:text-properties style:font-name="NanumGothic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P51" style:family="paragraph" style:parent-style-name="Standard" style:list-style-name="L1">
      <style:text-properties fo:font-variant="normal" fo:text-transform="none" fo:color="#000000" style:text-line-through-style="none" style:font-name="NanumGothic" fo:font-size="10pt" fo:font-style="normal" style:text-underline-style="none" fo:font-weight="normal" officeooo:rsid="000ffde2" officeooo:paragraph-rsid="00045e0b" style:text-blinking="false" fo:background-color="#ffffff"/>
    </style:style>
    <style:style style:name="T1" style:family="text">
      <style:text-properties officeooo:rsid="00045e0b"/>
    </style:style>
    <style:style style:name="T2" style:family="text">
      <style:text-properties fo:font-weight="bold" officeooo:rsid="00045e0b" style:font-weight-asian="bold" style:font-weight-complex="bold"/>
    </style:style>
    <style:style style:name="T3" style:family="text">
      <style:text-properties fo:font-weight="bold" officeooo:rsid="000ab877" style:font-weight-asian="bold" style:font-weight-complex="bold"/>
    </style:style>
    <style:style style:name="T4" style:family="text">
      <style:text-properties fo:font-weight="bold" officeooo:rsid="000ffde2" style:font-weight-asian="bold" style:font-weight-complex="bold"/>
    </style:style>
    <style:style style:name="T5" style:family="text">
      <style:text-properties fo:font-weight="bold" officeooo:rsid="0010771b" style:font-weight-asian="bold" style:font-weight-complex="bold"/>
    </style:style>
    <style:style style:name="T6" style:family="text">
      <style:text-properties fo:font-weight="bold" officeooo:rsid="001787b5" style:font-weight-asian="bold" style:font-weight-complex="bold"/>
    </style:style>
    <style:style style:name="T7" style:family="text">
      <style:text-properties fo:font-weight="bold" officeooo:rsid="002060c3" style:font-weight-asian="bold" style:font-weight-complex="bold"/>
    </style:style>
    <style:style style:name="T8" style:family="text">
      <style:text-properties fo:font-size="10pt"/>
    </style:style>
    <style:style style:name="T9" style:family="text">
      <style:text-properties fo:font-size="10pt" officeooo:rsid="0007a6e1"/>
    </style:style>
    <style:style style:name="T10" style:family="text">
      <style:text-properties fo:font-size="10pt" fo:font-weight="bold" officeooo:rsid="00045e0b" style:font-weight-asian="bold" style:font-weight-complex="bold"/>
    </style:style>
    <style:style style:name="T11" style:family="text">
      <style:text-properties fo:font-size="10pt" officeooo:rsid="00045e0b"/>
    </style:style>
    <style:style style:name="T12" style:family="text">
      <style:text-properties style:font-name="NanumGothic" officeooo:rsid="00045e0b"/>
    </style:style>
    <style:style style:name="T13" style:family="text">
      <style:text-properties style:font-name="NanumGothic" fo:font-weight="bold" officeooo:rsid="00045e0b" style:font-weight-asian="bold" style:font-weight-complex="bold"/>
    </style:style>
    <style:style style:name="T14" style:family="text">
      <style:text-properties officeooo:rsid="0006f01d"/>
    </style:style>
    <style:style style:name="T15" style:family="text">
      <style:text-properties style:text-position="super 58%" officeooo:rsid="00045e0b"/>
    </style:style>
    <style:style style:name="T16" style:family="text">
      <style:text-properties officeooo:rsid="0006f053"/>
    </style:style>
    <style:style style:name="T17" style:family="text">
      <style:text-properties officeooo:rsid="0008ab99"/>
    </style:style>
    <style:style style:name="T18" style:family="text">
      <style:text-properties officeooo:rsid="000ab877"/>
    </style:style>
    <style:style style:name="T19" style:family="text">
      <style:text-properties officeooo:rsid="000e6130"/>
    </style:style>
    <style:style style:name="T20" style:family="text">
      <style:text-properties officeooo:rsid="000ed630"/>
    </style:style>
    <style:style style:name="T21" style:family="text">
      <style:text-properties officeooo:rsid="000ffde2"/>
    </style:style>
    <style:style style:name="T22" style:family="text">
      <style:text-properties officeooo:rsid="001018fc"/>
    </style:style>
    <style:style style:name="T23" style:family="text">
      <style:text-properties officeooo:rsid="0010771b"/>
    </style:style>
    <style:style style:name="T24" style:family="text">
      <style:text-properties officeooo:rsid="00119dc7"/>
    </style:style>
    <style:style style:name="T25" style:family="text">
      <style:text-properties fo:font-variant="normal" fo:text-transform="none" fo:color="#000000" style:text-line-through-style="none" fo:font-size="10pt" fo:font-style="italic" style:text-underline-style="none" fo:font-weight="normal" officeooo:rsid="00045e0b" style:text-blinking="false" fo:background-color="#ffffff"/>
    </style:style>
    <style:style style:name="T26" style:family="text">
      <style:text-properties fo:font-variant="normal" fo:text-transform="none" fo:color="#000000" style:text-line-through-style="none" fo:font-size="10pt" fo:font-style="italic" style:text-underline-style="none" fo:font-weight="normal" officeooo:rsid="001341a1" style:text-blinking="false" fo:background-color="#ffffff"/>
    </style:style>
    <style:style style:name="T27" style:family="text">
      <style:text-properties fo:font-variant="normal" fo:text-transform="none" fo:color="#000000" style:text-line-through-style="none" fo:font-size="10pt" fo:font-style="normal" style:text-underline-style="none" fo:font-weight="normal" officeooo:rsid="00045e0b" style:text-blinking="false" fo:background-color="transparent"/>
    </style:style>
    <style:style style:name="T28" style:family="text">
      <style:text-properties fo:font-variant="normal" fo:text-transform="none" fo:color="#000000" fo:font-size="11.25pt" fo:font-style="normal" officeooo:rsid="00045e0b" fo:background-color="#ffffff" style:font-weight-asian="bold" style:font-weight-complex="bold"/>
    </style:style>
    <style:style style:name="T29" style:family="text">
      <style:text-properties officeooo:rsid="00045e0b" style:font-weight-asian="bold" style:font-weight-complex="bold"/>
    </style:style>
    <style:style style:name="T30" style:family="text">
      <style:text-properties officeooo:rsid="0016f425"/>
    </style:style>
    <style:style style:name="T31" style:family="text">
      <style:text-properties officeooo:rsid="0017218c"/>
    </style:style>
    <style:style style:name="T32" style:family="text">
      <style:text-properties officeooo:rsid="001748d1"/>
    </style:style>
    <style:style style:name="T33" style:family="text">
      <style:text-properties officeooo:rsid="001a9424"/>
    </style:style>
    <style:style style:name="T34" style:family="text">
      <style:text-properties officeooo:rsid="001d539b"/>
    </style:style>
    <style:style style:name="T35" style:family="text">
      <style:text-properties officeooo:rsid="002060c3"/>
    </style:style>
    <style:style style:name="T36" style:family="text">
      <style:text-properties officeooo:rsid="00210d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SUME </text:p>
      <text:p text:style-name="P17"/>
      <text:p text:style-name="P18"><text:span text:style-name="T22">Mr. </text:span>Rabin Acharya </text:p>
      <text:p text:style-name="P19">Software Programmer (&amp; Certified MS SQL </text:p>
      <text:p text:style-name="P19">Database Administrator) </text:p>
      <text:p text:style-name="P1"><text:span text:style-name="T2">Tel. no</text:span><text:span text:style-name="T1">: (Home) 01–415–4577 </text:span></text:p>
      <text:p text:style-name="P3"><text:tab/> <text:s/>(mob) 984–158–8566 </text:p>
      <text:p text:style-name="P28"><text:span text:style-name="T10">Email </text:span><text:span text:style-name="T11">: rbnacharya@gmail.com </text:span></text:p>
      <text:p text:style-name="P3"/>
      <text:p text:style-name="P29"><text:bookmark text:name="docs-internal-guid-3646dbe2-68c9-deae-a625-3335a0b9a79b"/><text:span text:style-name="T25">Seeking challenging assignments as Software Development (</text:span><text:span text:style-name="T26">Java</text:span><text:span text:style-name="T25"> ,</text:span><text:span text:style-name="T26">php</text:span><text:span text:style-name="T25">/ MS SQL) in IT.</text:span><text:span text:style-name="T27"><text:line-break/></text:span></text:p>
      <text:p text:style-name="P25"><text:bookmark text:name="docs-internal-guid-3646dbe2-68cb-12a8-204f-523928bf9ac9"/><text:span text:style-name="T28">SYNOPSIS</text:span><text:span text:style-name="T29">: </text:span></text:p>
      <text:list xml:id="list7176894531474884891" text:style-name="L1">
        <text:list-item>
          <text:p text:style-name="P49"><text:span text:style-name="T8">Significant experience in Web Technologies like PHP</text:span><text:span text:style-name="T9">(prefer)</text:span><text:span text:style-name="T8">, ASP. </text:span></text:p>
        </text:list-item>
        <text:list-item>
          <text:p text:style-name="P36">Experience with Desktop Technologies like Java, C# .Net and C++ .Net.</text:p>
        </text:list-item>
        <text:list-item>
          <text:p text:style-name="P33">Good understanding of Object Oriented Programming and Graphical User Interface.</text:p>
        </text:list-item>
        <text:list-item>
          <text:p text:style-name="P38">Good with algorithms.</text:p>
        </text:list-item>
        <text:list-item>
          <text:p text:style-name="P37">Database designing and Network Design. </text:p>
        </text:list-item>
        <text:list-item>
          <text:p text:style-name="P51"><text:bookmark text:name="docs-internal-guid-552d97a7-68cb-a439-7e9f-068671eff0ce"/>A quick learner with the ability to work under pressure and meet deadlines.</text:p>
        </text:list-item>
        <text:list-item>
          <text:p text:style-name="P51"><text:bookmark text:name="docs-internal-guid-552d97a7-68cc-1c4c-c11e-bb44165743c9"/>Possess analytical thinking and innovation &amp; problem solving ability.</text:p>
        </text:list-item>
        <text:list-item>
          <text:p text:style-name="P51"><text:bookmark text:name="docs-internal-guid-552d97a7-68cc-ecf3-050d-6f7bdd69936f"/>Proficiency at grasping new technical concepts quickly &amp; utilizing it in a productive manner.</text:p>
          <text:p text:style-name="P51"/>
        </text:list-item>
      </text:list>
      <text:p text:style-name="P31"/>
      <text:p text:style-name="P21">EDUCATIONAL QUALIFICATION:</text:p>
      <text:p text:style-name="P5"><text:span text:style-name="T23">BE,<text:tab/>Computer Engineering <text:tab/>Kantipur Engineering College </text:span><text:span text:style-name="T24">on</text:span><text:span text:style-name="T23"> 2013</text:span></text:p>
      <text:p text:style-name="P39">ISC,<text:tab/>Science <text:s/><text:tab/><text:tab/><text:tab/>St. Xaviers College 2009</text:p>
      <text:p text:style-name="P40">SLC,<text:tab/><text:tab/><text:tab/><text:tab/><text:tab/>Paramount Boarding Higher Secondary School 2007</text:p>
      <text:p text:style-name="P39"/>
      <text:p text:style-name="P21"><text:span text:style-name="T33">IT SKILLS</text:span>:</text:p>
      <text:p text:style-name="P15"><text:span text:style-name="T2">Language</text:span><text:span text:style-name="T1"> <text:tab/>: <text:tab/><text:tab/></text:span><text:span text:style-name="T20">Java </text:span><text:span text:style-name="T30">(JSP, EJB, Session Management ...)</text:span><text:span text:style-name="T20">, </text:span><text:span text:style-name="T1">C#.NET, </text:span></text:p>
      <text:p text:style-name="P15"><text:span text:style-name="T1"><text:tab/><text:tab/><text:tab/><text:tab/>PHP </text:span><text:span text:style-name="T31">(MVC, PDO, Objects ,... ) </text:span><text:span text:style-name="T1">, C++.NET </text:span></text:p>
      <text:p text:style-name="P1"><text:span text:style-name="T2">Web Server</text:span><text:span text:style-name="T1"> <text:tab/>: <text:tab/><text:tab/>IIS, Wamp Server, LAMP (Apache)</text:span></text:p>
      <text:p text:style-name="P1"><text:span text:style-name="T2">RDBMS <text:tab/></text:span><text:span text:style-name="T1">: <text:tab/><text:tab/>SQL Server , ORACLE 11g, MY SQL </text:span></text:p>
      <text:p text:style-name="P6">Web Based </text:p>
      <text:p text:style-name="P1"><text:span text:style-name="T2">Technologies</text:span><text:span text:style-name="T1"><text:tab/>:<text:tab/><text:tab/></text:span><text:span text:style-name="T17">Wordpress, </text:span><text:span text:style-name="T1">HTML, JavaScript, jQuery, Dreamweaver </text:span></text:p>
      <text:p text:style-name="P13"><text:span text:style-name="T4">Others</text:span><text:span text:style-name="T21"><text:tab/><text:tab/>:<text:tab/><text:tab/>CCNA Basics , </text:span><text:span text:style-name="T34">Bigdata Technology (Hadoop). </text:span></text:p>
      <text:p text:style-name="P20"><text:s/></text:p>
      <text:p text:style-name="P21">CERTIFICATION :</text:p>
      <text:p text:style-name="P3">D634-1418 (MSDN) Database Administration Fundamentals </text:p>
      <text:p text:style-name="P3"/>
      <text:p text:style-name="P21"/>
      <text:p text:style-name="P21"/>
      <text:p text:style-name="P21"/>
      <text:p text:style-name="P21"><text:soft-page-break/>Project Summary:</text:p>
      <text:p text:style-name="P12"><text:span text:style-name="T2">1. Project Name</text:span><text:span text:style-name="T1"><text:tab/>: <text:tab/></text:span><text:span text:style-name="T18">IranZamin [an event based website on 2011],ICLC [For organization]</text:span></text:p>
      <text:p text:style-name="P1"><text:span text:style-name="T1"><text:s text:c="4"/></text:span><text:span text:style-name="T2">Skill Used <text:tab/></text:span><text:span text:style-name="T1"><text:tab/>:<text:tab/>Created in Wordpress and PHP. </text:span></text:p>
      <text:p text:style-name="P3"/>
      <text:p text:style-name="P1"><text:span text:style-name="T2">2.</text:span><text:span text:style-name="T1"> </text:span><text:span text:style-name="T2">Project Name <text:tab/></text:span><text:span text:style-name="T1">: <text:tab/>Shopping mall management system </text:span></text:p>
      <text:p text:style-name="P1"><text:span text:style-name="T1"><text:s text:c="4"/></text:span><text:span text:style-name="T2">Skill Used <text:tab/><text:tab/></text:span><text:span text:style-name="T1">: <text:tab/>C#, MS SQL </text:span></text:p>
      <text:p text:style-name="P1"><text:span text:style-name="T1"><text:s text:c="4"/></text:span><text:span text:style-name="T2">Brief Summary <text:tab/></text:span><text:span text:style-name="T1">: <text:tab/>This project is about inventory management and sales in Shopping <text:tab/><text:tab/><text:tab/> <text:s text:c="2"/><text:tab/><text:tab/>mall. </text:span></text:p>
      <text:p text:style-name="P3"/>
      <text:p text:style-name="P1"><text:span text:style-name="T2">3. Project Name <text:tab/></text:span><text:span text:style-name="T1">: <text:tab/>Software Based Firewall System </text:span></text:p>
      <text:p text:style-name="P1"><text:span text:style-name="T1"><text:s text:c="4"/></text:span><text:span text:style-name="T2">Skill Used <text:tab/><text:tab/></text:span><text:span text:style-name="T1">: <text:tab/>C++.Net </text:span></text:p>
      <text:p text:style-name="P1"><text:span text:style-name="T1"><text:s text:c="4"/></text:span><text:span text:style-name="T2">Brief Summary <text:tab/></text:span><text:span text:style-name="T1">: <text:tab/>Access control in form of IP, Port, User blocking/allowing. Was </text:span></text:p>
      <text:p text:style-name="P3"><text:tab/><text:tab/><text:tab/><text:tab/>awarded as best project in a exhibition. </text:p>
      <text:p text:style-name="P8"/>
      <text:p text:style-name="P8"/>
      <text:p text:style-name="P12"><text:span text:style-name="T3">4</text:span><text:span text:style-name="T2">. Project Name <text:tab/></text:span><text:span text:style-name="T1">: <text:tab/></text:span><text:span text:style-name="T18">Yellow Cafe</text:span></text:p>
      <text:p text:style-name="P12"><text:span text:style-name="T1"><text:s text:c="4"/></text:span><text:span text:style-name="T2">Skill Used <text:tab/><text:tab/></text:span><text:span text:style-name="T1">: <text:tab/></text:span><text:span text:style-name="T18">JAVA , Java RMI</text:span><text:span text:style-name="T1"> </text:span></text:p>
      <text:p text:style-name="P12"><text:span text:style-name="T1"><text:s text:c="4"/></text:span><text:span text:style-name="T2">Brief Summary <text:tab/></text:span><text:span text:style-name="T1">: <text:tab/></text:span><text:span text:style-name="T18">User management, Bandwidth management,Session Control in cyber <text:tab/><text:tab/><text:tab/><text:tab/>cafe.</text:span></text:p>
      <text:p text:style-name="P41"/>
      <text:p text:style-name="P14"><text:span text:style-name="T5">5</text:span><text:span text:style-name="T2">. Project Name <text:tab/></text:span><text:span text:style-name="T1">: <text:tab/></text:span><text:span text:style-name="T23">Link Nepal</text:span></text:p>
      <text:p text:style-name="P14"><text:span text:style-name="T1"><text:s text:c="4"/></text:span><text:span text:style-name="T2">Skill Used <text:tab/><text:tab/></text:span><text:span text:style-name="T1">: <text:tab/></text:span><text:span text:style-name="T23">PHP</text:span><text:span text:style-name="T18"> , </text:span><text:span text:style-name="T23">MySql</text:span><text:span text:style-name="T1"> </text:span></text:p>
      <text:p text:style-name="P14"><text:span text:style-name="T1"><text:s text:c="4"/></text:span><text:span text:style-name="T2">Brief Summary <text:tab/></text:span><text:span text:style-name="T1">: <text:tab/></text:span><text:span text:style-name="T23">CMS, and a Front-end of a tourism website, for website competition.</text:span></text:p>
      <text:p text:style-name="P42"/>
      <text:p text:style-name="P16"><text:span text:style-name="T6">6</text:span><text:span text:style-name="T2">. Project Name <text:tab/></text:span><text:span text:style-name="T1">: <text:tab/></text:span><text:span text:style-name="T32">ICLC</text:span><text:span text:style-name="T23"> Nepal </text:span><text:span text:style-name="T32">(iclcnepal.org)</text:span></text:p>
      <text:p text:style-name="P16"><text:span text:style-name="T1"><text:s text:c="4"/></text:span><text:span text:style-name="T2">Skill Used <text:tab/><text:tab/></text:span><text:span text:style-name="T1">: <text:tab/></text:span><text:span text:style-name="T23">PHP</text:span><text:span text:style-name="T18"> , </text:span><text:span text:style-name="T23">MySql</text:span><text:span text:style-name="T1"> , </text:span><text:span text:style-name="T32">Wordpress</text:span></text:p>
      <text:p text:style-name="P47"><text:span text:style-name="T5"/></text:p>
      <text:p text:style-name="P47"><text:span text:style-name="T7">7</text:span><text:span text:style-name="T2">. Project Name <text:tab/></text:span><text:span text:style-name="T1">: <text:tab/></text:span><text:span text:style-name="T35">Explore Kathmandu</text:span></text:p>
      <text:p text:style-name="P47"><text:span text:style-name="T1"><text:s text:c="4"/></text:span><text:span text:style-name="T2">Skill Used <text:tab/><text:tab/></text:span><text:span text:style-name="T1">: <text:tab/></text:span><text:span text:style-name="T35">Android, JSON , </text:span><text:span text:style-name="T36">Google Map</text:span></text:p>
      <text:p text:style-name="P48"><text:span text:style-name="T1"><text:s text:c="4"/></text:span><text:span text:style-name="T2">Brief Summary <text:tab/></text:span><text:span text:style-name="T1">: <text:tab/></text:span><text:span text:style-name="T36">View ATM, Temples, Banks, Airports, Hotels, church, Masque and Get <text:tab/><text:tab/><text:tab/><text:tab/>direction</text:span></text:p>
      <text:p text:style-name="P43"><text:span text:style-name="T32"/></text:p>
      <text:p text:style-name="P47"><text:span text:style-name="T35"/></text:p>
      <text:p text:style-name="P44"/>
      <text:p text:style-name="P45"/>
      <text:p text:style-name="P22">PERSONAL DETAILS: </text:p>
      <text:p text:style-name="P12"><text:span text:style-name="T2">Name <text:tab/><text:tab/><text:tab/></text:span><text:span text:style-name="T1">:<text:tab/>Rabin Acharya. </text:span></text:p>
      <text:p text:style-name="P12"><text:span text:style-name="T2">Parent’s name <text:tab/><text:tab/></text:span><text:span text:style-name="T1">: <text:tab/>Chakrapani Acharya and Sabitra Acharya. </text:span></text:p>
      <text:p text:style-name="P12"><text:span text:style-name="T2">Date of Birth <text:tab/><text:tab/></text:span><text:span text:style-name="T1">: <text:tab/>27</text:span><text:span text:style-name="T15">th</text:span><text:span text:style-name="T1"> May, 1991 </text:span></text:p>
      <text:p text:style-name="P12"><text:span text:style-name="T2">Marital Status <text:tab/><text:tab/></text:span><text:span text:style-name="T1">: <text:tab/>Single. </text:span></text:p>
      <text:p text:style-name="P12"><text:span text:style-name="T2">Languages Known <text:tab/></text:span><text:span text:style-name="T1">: <text:tab/>English, Nepali. </text:span></text:p>
      <text:p text:style-name="P12"><text:span text:style-name="T2">Address<text:tab/><text:tab/></text:span><text:span text:style-name="T1">: <text:tab/>Koteshwor-35, Kathmandu Nepal </text:span></text:p>
      <text:p text:style-name="P12"><text:span text:style-name="T2">Telephone no.</text:span><text:span text:style-name="T1"> <text:tab/><text:tab/>: <text:tab/>984–158-8566 </text:span></text:p>
      <text:p text:style-name="P30"><text:span text:style-name="T13">E-mail <text:tab/><text:tab/><text:tab/></text:span><text:span text:style-name="T12">: <text:tab/>rbnacharya@gmail.com / xoror@live.com </text:span></text:p>
      <text:p text:style-name="P4"/>
      <text:p text:style-name="P12"><text:span text:style-name="T2">Date <text:tab/><text:tab/><text:tab/></text:span><text:span text:style-name="T1">: <text:tab/></text:span><text:span text:style-name="T16"><text:date style:data-style-name="N37" text:date-value="2013-10-01T13:08:57">10/01/13</text:date></text:span><text:span text:style-name="T1">(</text:span><text:span text:style-name="T21">m/d/y</text:span><text:span text:style-name="T1">) </text:span></text:p>
      <text:p text:style-name="P12"><text:span text:style-name="T2">Place <text:tab/><text:tab/><text:tab/></text:span><text:span text:style-name="T1">: <text:tab/>Kathmandu </text:span></text:p>
      <text:p text:style-name="P24"/>
      <text:p text:style-name="P23"><text:soft-page-break/></text:p>
      <text:p text:style-name="P23">List Of References:</text:p>
      <text:p text:style-name="P7"/>
      <text:p text:style-name="P9">Rabindra Khati</text:p>
      <text:p text:style-name="P11">HOD, Computer and Electronics Department, Kantipur Engineering College</text:p>
      <text:p text:style-name="P11">Dhapakhel,Lalitpur, Nepal</text:p>
      <text:p text:style-name="P11">Phone: (984)-146-2661</text:p>
      <text:p text:style-name="P11">Email: rabindrakhati@kec.edu.np</text:p>
      <text:p text:style-name="P11"/>
      <text:p text:style-name="P7">Bhupesh Kumar Mirsha </text:p>
      <text:p text:style-name="P10"><text:span text:style-name="T18">Head of Research Department</text:span>, Kantipur Engineering College </text:p>
      <text:p text:style-name="P10">Dhapakhel, Lalitpur, Nepal</text:p>
      <text:p text:style-name="P11">Phone: <text:span text:style-name="T19">(984)-146-9464</text:span></text:p>
      <text:p text:style-name="P11">Email: bhupeshmishra@kec.edu.np </text:p>
      <text:p text:style-name="P27"/>
      <text:p text:style-name="P27"/>
      <text:p text:style-name="P26"><text:span text:style-name="T1"><text:tab/><text:tab/><text:tab/><text:tab/><text:tab/><text:tab/><text:tab/><text:tab/><text:tab/><text:tab/><text:tab/></text:span><text:span text:style-name="T2">Rabin Achary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tanium </meta:initial-creator>
    <meta:creation-date>2013-04-24T17:11:54</meta:creation-date>
    <dc:date>2013-10-01T13:08:57</dc:date>
    <dc:creator>tittanium </dc:creator>
    <meta:editing-duration>PT31M7S</meta:editing-duration>
    <meta:editing-cycles>37</meta:editing-cycles>
    <meta:generator>LibreOffice/4.0.2.2$Linux_X86_64 LibreOffice_project/400m0$Build-2</meta:generator>
    <meta:document-statistic meta:table-count="0" meta:image-count="0" meta:object-count="0" meta:page-count="3" meta:paragraph-count="77" meta:word-count="468" meta:character-count="3240" meta:non-whitespace-character-count="2636"/>
  </office:meta>
</office:document-meta>
</file>